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275cm"/>
    </style:style>
    <style:style style:name="co3" style:family="table-column">
      <style:table-column-properties fo:break-before="auto" style:column-width="37.75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101-91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 Hor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Adria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47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Agriculturae Scandinavica. Section A,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Biologica Colomb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Botanica Brasí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Cirúrgica Brasilei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Horticultur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Limnológica Brasilien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Oecologica (Montrou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Protozoologica (Dru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e Veterinaria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Agronom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Agronom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Anim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3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Scientiarum. Zootech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a Veterinaria Brasilica (UFER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5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ctualidades Biolo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63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frican Journal of Agricultur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23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frican Journal of Marine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11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frican Journal of Range &amp; Forage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ária (Recif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ária (UFP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arian (Dourad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3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arian (Dourado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analysis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19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ciencia (Montecil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forestry System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6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nomy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pecuária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2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pecuária Clima Temperado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4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pecuária Técnic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21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grossilvicultura (Viço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limentaria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limentos e Nutrição (UNESP. Mari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llelopath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mazônia (Banco da Amazônia.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mbiência (UNICENT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543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ales de Veterinaria de Mur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atomia, Histologia, Embry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(Cambridg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Behaviou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Feed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4-23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Genetic Resources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Reprodu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Reproduc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7-35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Research (Print) (Cessou em 2006. Fundiu-se com ISSN 0926-5287 Reproduction Nutrition Development (Print) e ISSN 1751-7311 Animal (Cambridge. 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39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Scienc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729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Science. British Society of Animal Science (Cessou em 2006. Fundiu-se com ISSN 1627-3583 Animal Research (Print), ISSN 0926-5287 Reproduction Nutrition Development (Print) e ISSN 1751-7311 Animal (Cambridge. 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2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imal Welf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9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nti-Corrosion Methods an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pplied Animal Behaviou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pplied Biochemistr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cultur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cultur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cultur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culture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cultur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tic Ecosystem Health &amp;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quatic 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BS. Annual Review of Biomedic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es of Oral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es of Veterina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3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os de Medicina Veterinari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os d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os Latinoamericanos de Nutri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chivos Latinoamericanos de Producción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72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Brasileiros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de Ciências da Saúde (FAME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de Ciências do M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quivos do Instituto Biológic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RS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09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Ärztezeitschrift für Naturheilverfahre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83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Ärztezeitschrift für Naturheilverfahren und Regulationsmedizin (Cessou em 2006. Cont. ISSN 1863-8678 Komplementäre und Integrative Medizi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3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sian-Australasian Journal of Animal 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tlân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8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tlántid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8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ufschluss (Heidelbe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3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ustralian Journal of Dairy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8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veworld (Paulín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0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Avian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cell (Mendoz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ciências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31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control Science and Techn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17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diversidade Pampean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iko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logical &amp; Pharmaceutical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logicals (London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55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salud (Manizales,Co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91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technology in Animal Husband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MC Bio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MC Evolutionary 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MC Structural 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MC Veterinary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e Indústria Anim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e Indústria Anim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9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e Pesquisa e Desenvolvimento (Embrapa Pecuária Sudest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7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e Pesquisa e Desenvolvimento - Embrapa Agrob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8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e Pesquisa. Embrapa Pantanal (Cessou em 2001. Cont. ISSN 1679-026X Boletim de Pesquisa e Desenvolvimento (Centro de Pesquisa Agropecuária do Pantanal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o Instituto de Pes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Técnico (Instituto de Pesc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Técnico - Instituto Agronómico de Camp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Técnico Científico do CEPE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Técnico do CEP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letim Técnico-Científico do CEPN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04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nplandia (Corrient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otanical Journal of the Linnean Societ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gantia (São Paulo, 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6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ritish Poultry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771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ubalus Bubal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97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Bulletin of Marin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dernos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0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dernos Técnicos de Veterinária e Zootecnia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72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hiers de Biologie Mar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mpo Digit@l (Faculdade Integrado de Campo Mour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9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nadi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nadian Veterinar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ryologia (Firenz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atena (Cremling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ll and Tissue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ll Biochemistry and Fun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ll Biology and 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râmic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7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res (Rome. English ed.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ERNE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heck List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hromatographia (Wiesbad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77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Animal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Animal Brasileir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2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e Agrotecn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e Agrotecnologia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6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e Investigación Agraria (En línea. Edición en Españo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2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e Investigación Agraria (En línea. English ed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56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e Investigación Agrar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e Tecnologia de Aliment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Florest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ência Veterinária nos Tróp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iencia y Tecnología Aliment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loning and Stem Cel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2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llective Volume of Scientific Papers - International Commission for the Conservation of Atlantic Tu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84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parative Biochemistry and Physiology. C. Comparative Pharmacology and Toxicology (Cessou em 1993. Cont. ISSN 1367-8280 Comparative Biochemistry and Physiology. Part C, Pharmacology, Toxicology &amp; Endocrin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parative Biochemistry and Physiology. Part D, Genomics &amp; Prote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95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municacoes do Museu de Ciencias e Tecnologia da PUCRS. Serie Zo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nceitos (João Pess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onstruction &amp; Building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rop Prote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8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rop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urrent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9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ybium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Cy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0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Developments in Biologic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Diseases of Aquatic Organis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2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Documentos (Embrapa Amazônia Orient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3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Dongwu Xuebao / Acta Zoologica Si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6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cology of Freshwater Fis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0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cossistema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cotoxicology and Environmental Saf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ducação Ambiental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1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isfori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lectronic Journal of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lsevier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merging Infectious Diseas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1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ergia na Agricultura (UNESP. Botucat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genharia Agrí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genharia na Agr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, Development and Sustainabil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52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al Bioindicato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85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al Science &amp; Technology (Washington, D.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al Toxicology an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nvironmental Toxic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pidemiologia e Serviços de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pidemiology and Infec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61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quine and Comparative Exercise Physiology (Cessou em 2007. Cont. ISSN 1755-2540 Comparative Exercise Physiolog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72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stuaries and Coas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studo &amp; Debate (UNIVATE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studos de Biologia (UC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uphytica (Wagen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uropean Journal of Immunogene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7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uropean Journal of Protis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xperimental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Extensio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423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armaci (Ro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AZU em Revista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56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eedinfo News Servi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EMS Microbiology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ish &amp; Shellfish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ish Physiology and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isherie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97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Analytical Methods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and Bioprocess Technology (On 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Contro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od Science and Techn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rmação (Presidente Prud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29-276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Fourrages (Versaill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 Resources and Crop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a ('s-Gravenha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s (Austi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s and Molecular 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9-19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netics Selection Evolution (Cessou em 200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oambiente On-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ochimica Brasilien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erenciamento Costeiro Integr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524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rass and Forag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123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rowth, Development and Aging (Cessou em 200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Gulf and Caribbea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erpetological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oehne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olos (Natal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omeopathy (Edinburgh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Hydrobiologia (The Hagu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1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CES Journal of Marin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99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chthyological Exploration of Freshwa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heringia. Série Botâ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heringia. Série Zo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flammopharmacology (Dordrecht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6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fopesca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formações Econôm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formações Econôm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organ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sect Biochemistry and Molecular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face (Botucat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694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Dai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for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28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2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Biometeor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56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Immunopharma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Morph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ternational Journal of Poult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13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nvestigación y Cie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rriga (UNESP Botucat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05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talian Journal of Animal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407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talian Journal of Animal Scienc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talian Journal of Foo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0-33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Iz Istorii Sibiri (Krasnoârs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BF. Jornal Brasileiro de Fitotera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6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rnal Brasileiro de Ciência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5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rnal Brasileiro de Reprodução Assistida (On-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gricultural Econ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13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nimal and Fee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nimal and Veterinary Adva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nimal Breeding and Genetics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nim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211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Anim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443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Aquacultur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86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Ichthy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Phy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pplied Poult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084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quaculture in the Trop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85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Aquatic Food Product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Biogeograph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Biological 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Biological Sciences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Bio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1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Botany (Faisalaba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2-90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Central European Agricultur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Crustacean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9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Dai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Dairy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94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ngineering and Applied Sciences (Faisalabad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nvironmental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thno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xperiment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3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Experimental Zoology Part A: Ecological Genetics and Phys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ish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2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isheries and Aquatic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ood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ood Process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28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ood Prote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Food Qua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5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Integrative Neuro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40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Northwest Atlantic Fishery 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Periodontology (197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 World Aquaculture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oretic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Thermal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07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Veterinary and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38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Veterinary Diagnostic Investig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Veterinary Medicine. Series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103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Veterinary Parasi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Journal of Zoo and Wildlif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a Recherche (Paris. Imprim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atin American Appli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60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atin American Journal of Aquatic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2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ivestock Production Science (Print) (Cessou em 2005. Cont. ISSN 1871-1413 Livestock Science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7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ivestock Research for Rural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Livestock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24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rine and Freshwater Behaviour and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rine Environm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9-770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rine Turtle News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stozoología Neotropical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691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aterials and Manufacturing Proces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eat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edical Mycology (Oxford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7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edicina Veterinária (UFR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icrobes and Infe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icrobial E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ikrochimica Acta (1966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olecular Ecology Not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olecular Immu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5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olecular Reproduction and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02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MVZ Cordo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apgam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atural Resources Foru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aupli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eotropical Biology and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eotropical Entom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eotropical Ichthyolog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Neotropical Prima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Oecologia Brasilien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48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Ovis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n-American Journal of Aquatic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norama da Aqüi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rasitología Latinoamerican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rasit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rasitology Internatio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rasitology Research (198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741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asturas Tropic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ptides (New York, N.Y. 198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 Agropecuária Brasileir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 Agropecuár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 Agropecuár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 Veterinár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quisas FUNC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esticidas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7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ferdeheilkun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armacology, Biochemistry and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otochemistry and Photo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cologia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082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cological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215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siological and Biochemical Zo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83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siological Genom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siology &amp;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hysiology and Molecular Biology of Pla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lant Cell Culture &amp; Micropropag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26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lant Genetic Resour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lant Science (Limeric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lanta Daninh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7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oultry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4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roceedings of the Biological Society of Washingt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502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TEP. Procesna Tehnika i Energetika u Poljoprivre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Pubvet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Química No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adiation Physics and Chemistry (199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4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angeland Ecology &amp;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production in Domestic Animals (199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production, Fertility and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884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search Journal of Bi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4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Aqüicultura &amp; Pes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Árvor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iociências (Taubat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Agroe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Agroinform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Agrometeo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Bot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 e Mo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06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genharia de Biossistem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genharia de Pes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Farm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6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Higiene e Sanidade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Inov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5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Nutri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Saúde Ocup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Sement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Tox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Zo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Zoologia (Online) (Cessou em 2008. Cont. ISSN 1984-4689 Zoologia (Curitiba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29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Zootecn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aating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e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FMV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ZOOTECNIA / RECURSOS PESQUEIROS <text:s text:c="18"/></text:p>
          </table:table-cell>
          <table:table-cell office:value-type="string">
            <text:p>Revista Ciência &amp; Tecnologia Agropecu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ência em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22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(Maracaib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63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d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Eletrônica de Engenharia Flores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5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Eletrônic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ientífica 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69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Colombiana de Ciencias Pecuar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5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a Faculdade de Medicina Veterinária e Zootecnia da Universidade de São Paulo. (Cessou em 1989. Cont. 1413-9596 Brazilian Journal of Veterinary Research and Animal Scien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5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a Faculdade de Zootecnia, Veterinaria e Agronomia (PUCRS. Urugua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Biologia e Ciências da Ter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3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Biología Marina y Oceanografí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Biologia Trop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Ciências Agrárias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Ciências Veterinárias (Lem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Economia e Agronegó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E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609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Ict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Nutri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e Patolog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o Instituto Adolfo Lut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7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do Setor de Ciências Agrárias - Universidade Federal do Paran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50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Electrónica de Veterin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eletrônica do ... Fórum de Extensão Universitária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0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Eletrônica Nutritim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Marítim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054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Mvz Cordo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Pesquisa (UFC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Raízes e Amidos Tropic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Saúde e Ambiente (UNIVIL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3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Trópica - Ciências Agrári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0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evista Verde de Agroecologia e Desenvolvimento Sustentáve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0-656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Rivista Italiana di Ossigeno-Ozonoterapia (Cessou em 2006. Cont. ISSN 1972-3539 International Journal of Ozone Therap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 &amp; G. Sistemas &amp; G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ão Paulo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ientia (Vila Velh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1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ientia Agrária Paranaensis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ientia Marin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16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CMS Journal of Indian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59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lecciones Veterina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min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mina. Ciências Agrár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995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nsing &amp; Instrumentation for Food Qual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58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ensing and Instrumentation for Food Quality and Saf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6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inergia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itientibus. Série Ciências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mall Rumina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oci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58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outh Afric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umma Phytopatholog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350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urgical Innov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Systematic and Applied Aca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&amp;C Amazô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ecno-Lógica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ecnologia &amp; Ciência Agropecu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33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ecnologia &amp; Inovação Agropecuár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ecnologia e Ciência (UF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591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alassas (Santiago de Composte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Journal of Eukaryotic Micro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Journal of Infectious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Journal of Parasi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herioge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oxicon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ropical Animal Health and Produ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ropical Grasslan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ropical Oceanograph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Tropical Plant Path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1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Uakari (Belém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0X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Uakari (Impresso) (Belé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ária e Zootecnia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ária em Foco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ária Notíci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548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ski Arhiv (Tisak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Anaesthesia and Analgesia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Clinical 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Microbiology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Parasit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Pathology (Cessou em uuuu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Recor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erinary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5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Vetor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738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CS Working Pape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5-371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ildlife Research (East Melbour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orld Aquacul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5011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orld Rabbi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933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World's Poultry Scienc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oo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ootax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ootecnia Tropical - FONAIA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1994</text:p>
          </table:table-cell>
          <table:table-cell office:value-type="string">
            <text:p>ZOOTECNIA / RECURSOS PESQUEIROS <text:s text:c="18"/></text:p>
          </table:table-cell>
          <table:table-cell office:value-type="string">
            <text:p>Zygote (Cambridg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17:40</dc:date>
    <dc:creator>Marco Silva</dc:creator>
    <meta:document-statistic meta:table-count="1" meta:cell-count="3049" meta:object-count="0"/>
    <meta:generator>OpenOffice.org/3.2$Unix OpenOffice.org_project/320m12$Build-9483</meta:generator>
  </office:meta>
</office:document-meta>
</file>